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phantom>
                      <mstyle>
                        <mrow>
                          <mn>.</mn>
                        </mrow>
                      </mstyle>
                    </mphantom>
                  </mrow>
                </mtd>
                <mtd>
                  <mrow>
                    <mover accent="true">
                      <mi>q</mi>
                      <mo stretchy="false">̄</mo>
                    </mover>
                  </mrow>
                </mtd>
                <mtd>
                  <mrow>
                    <mover accent="true">
                      <mi>p</mi>
                      <mo stretchy="false">̄</mo>
                    </mover>
                  </mrow>
                </mtd>
              </mtr>
              <mtr>
                <mtd>
                  <mrow>
                    <mi>q</mi>
                  </mrow>
                </mtd>
                <mtd>
                  <mrow>
                    <mo>❑</mo>
                  </mrow>
                </mtd>
                <mtd>
                  <mrow>
                    <mo>❑</mo>
                  </mrow>
                </mtd>
              </mtr>
              <mtr>
                <mtd>
                  <mrow>
                    <mi>p</mi>
                  </mrow>
                </mtd>
                <mtd>
                  <mrow>
                    <mo>❑</mo>
                  </mrow>
                </mtd>
                <mtd>
                  <mrow>
                    <mo>❑</mo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sub>
                      <mi>F</mi>
                      <mn>1</mn>
                    </msub>
                    <mrow>
                      <mi/>
                      <mo stretchy="false">=</mo>
                      <mi/>
                    </mrow>
                    <msub>
                      <mi>F</mi>
                      <mn>1</mn>
                    </msub>
                    <mrow>
                      <mo stretchy="false">(</mo>
                      <mrow>
                        <mstyle mathvariant="bold">
                          <mrow>
                            <mi>q</mi>
                          </mrow>
                        </mstyle>
                        <mi>,</mi>
                        <mover accent="true">
                          <mstyle mathvariant="bold">
                            <mrow>
                              <mi>q</mi>
                            </mrow>
                          </mstyle>
                          <mo stretchy="false">̄</mo>
                        </mover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p</mi>
                      <mi>j</mi>
                    </msub>
                    <mrow>
                      <mi/>
                      <mo stretchy="false">=</mo>
                      <mi/>
                    </mrow>
                    <mfrac>
                      <mrow>
                        <mo stretchy="false">∂</mo>
                        <msub>
                          <mi>F</mi>
                          <mn>1</mn>
                        </msub>
                      </mrow>
                      <mrow>
                        <mo stretchy="false">∂</mo>
                        <msub>
                          <mi>q</mi>
                          <mi>j</mi>
                        </msub>
                      </mrow>
                    </mfrac>
                    <mi/>
                    <mi>;</mi>
                    <mi/>
                    <msub>
                      <mrow>
                        <mover accent="true">
                          <mi>p</mi>
                          <mo stretchy="false">̄</mo>
                        </mover>
                      </mrow>
                      <mi>j</mi>
                    </msub>
                    <mrow>
                      <mi/>
                      <mo stretchy="false">=</mo>
                      <mrow>
                        <mi/>
                        <mo stretchy="false">−</mo>
                        <mi/>
                      </mrow>
                    </mrow>
                    <mfrac>
                      <mrow>
                        <mo stretchy="false">∂</mo>
                        <msub>
                          <mi>F</mi>
                          <mn>1</mn>
                        </msub>
                      </mrow>
                      <mrow>
                        <mo stretchy="false">∂</mo>
                        <msub>
                          <mrow>
                            <mover accent="true">
                              <mi>q</mi>
                              <mo stretchy="false">̄</mo>
                            </mover>
                          </mrow>
                          <mi>j</mi>
                        </msub>
                      </mrow>
                    </mfrac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sub>
                      <mi>F</mi>
                      <mn>2</mn>
                    </msub>
                    <mrow>
                      <mi/>
                      <mo stretchy="false">=</mo>
                      <mi/>
                    </mrow>
                    <msub>
                      <mi>F</mi>
                      <mn>2</mn>
                    </msub>
                    <mrow>
                      <mo stretchy="false">(</mo>
                      <mrow>
                        <mstyle mathvariant="bold">
                          <mrow>
                            <mi>q</mi>
                          </mrow>
                        </mstyle>
                        <mi>,</mi>
                        <mover accent="true">
                          <mstyle mathvariant="bold">
                            <mrow>
                              <mi>p</mi>
                            </mrow>
                          </mstyle>
                          <mo stretchy="false">̄</mo>
                        </mover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o>❑</mo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sub>
                      <mi>F</mi>
                      <mn>3</mn>
                    </msub>
                    <mrow>
                      <mi/>
                      <mo stretchy="false">=</mo>
                      <mi/>
                    </mrow>
                    <msub>
                      <mi>F</mi>
                      <mn>3</mn>
                    </msub>
                    <mrow>
                      <mo stretchy="false">(</mo>
                      <mrow>
                        <mstyle mathvariant="bold">
                          <mrow>
                            <mi>p</mi>
                          </mrow>
                        </mstyle>
                        <mi>,</mi>
                        <mover accent="true">
                          <mstyle mathvariant="bold">
                            <mrow>
                              <mi>q</mi>
                            </mrow>
                          </mstyle>
                          <mo stretchy="false">̄</mo>
                        </mover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o>❑</mo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sub>
                      <mi>F</mi>
                      <mn>4</mn>
                    </msub>
                    <mrow>
                      <mi/>
                      <mo stretchy="false">=</mo>
                      <mi/>
                    </mrow>
                    <msub>
                      <mi>F</mi>
                      <mn>4</mn>
                    </msub>
                    <mrow>
                      <mo stretchy="false">(</mo>
                      <mrow>
                        <mstyle mathvariant="bold">
                          <mrow>
                            <mi>p</mi>
                          </mrow>
                        </mstyle>
                        <mi>,</mi>
                        <mover accent="true">
                          <mstyle mathvariant="bold">
                            <mrow>
                              <mi>p</mi>
                            </mrow>
                          </mstyle>
                          <mo stretchy="false">̄</mo>
                        </mover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o>❑</mo>
                  </mrow>
                </mtd>
              </mtr>
            </mtable>
          </mrow>
        </mtd>
      </mtr>
    </mtable>
    <annotation encoding="StarMath 5.0">matrix{
 phantom . # bar q # bar p ##
 q # &lt;?&gt; # &lt;?&gt; ##
 p # &lt;?&gt; # &lt;?&gt; } 
 
newline binom{F_1 `=` F_1 ( bold q , bar bold q , t)}{p_j `=` {partial F_1} over {partial q_j} `;~ {bar p}_j `=` - ` {partial F_1} over {partial {bar q}_j}} 
newline binom{F_2 `=` F_2 ( bold q , bar bold p , t)}{&lt;?&gt;} 
newline binom{F_3 `=` F_3 ( bold p , bar bold q , t)}{&lt;?&gt;} 
newline binom{F_4 `=` F_4 ( bold p , bar bold p , t)}{&lt;?&gt;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10:28.849000000</meta:creation-date>
    <meta:generator>LibreOffice/4.1.4.2$Windows_x86 LibreOffice_project/0a0440ccc0227ad9829de5f46be37cfb6edcf72</meta:generator>
  </office:meta>
</office:document-meta>
</file>